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939cm" fo:min-width="3.29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478cm" fo:min-width="3.514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936cm" fo:min-width="7.274cm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4.318cm" svg:height="5.715cm" svg:x="4.17cm" svg:y="5.389cm">
            <draw:glue-point draw:id="4" svg:x="5.125cm" svg:y="-2.5cm"/>
            <draw:glue-point draw:id="5" svg:x="5.125cm" svg:y="2.334cm"/>
            <text:p text:style-name="P1">CANBus</text:p>
            <text:p text:style-name="P1">Dri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3" draw:id="id3" draw:layer="layout" svg:width="4.318cm" svg:height="2.032cm" svg:x="13.441cm" svg:y="5.803cm">
            <text:p text:style-name="P1">TOPIC:</text:p>
            <text:p text:style-name="P1">canbus_ms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" draw:id="id1" draw:layer="layout" svg:width="4.318cm" svg:height="2.032cm" svg:x="13.441cm" svg:y="8.564cm">
            <text:p text:style-name="P1">SERVICE:</text:p>
            <text:p text:style-name="P1">comman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2" draw:layer="layout" svg:x1="13.441cm" svg:y1="9.58cm" svg:x2="8.488cm" svg:y2="9.579cm" draw:start-shape="id1" draw:start-glue-point="3" draw:end-shape="id2" draw:end-glue-point="5" svg:d="M13441 9580h-2476v-1h-2477" svg:viewBox="0 0 4954 2">
            <text:p/>
          </draw:connector>
          <draw:connector draw:style-name="gr4" draw:text-style-name="P2" draw:layer="layout" svg:x1="8.488cm" svg:y1="6.818cm" svg:x2="13.441cm" svg:y2="6.819cm" draw:start-shape="id2" draw:start-glue-point="4" draw:end-shape="id3" draw:end-glue-point="3" svg:d="M8488 6818h2477v1h2476" svg:viewBox="0 0 4954 2">
            <text:p/>
          </draw:connector>
          <draw:custom-shape draw:style-name="gr1" draw:text-style-name="P2" xml:id="id4" draw:id="id4" draw:layer="layout" svg:width="4.318cm" svg:height="5.715cm" svg:x="8.869cm" svg:y="13.695cm">
            <draw:glue-point draw:id="4" svg:x="5.125cm" svg:y="-2.5cm"/>
            <draw:glue-point draw:id="5" svg:x="5.125cm" svg:y="2.334cm"/>
            <draw:glue-point draw:id="6" svg:x="-2.139cm" svg:y="4.911cm"/>
            <draw:glue-point draw:id="7" svg:x="2.271cm" svg:y="4.911cm"/>
            <draw:glue-point draw:id="8" svg:x="-5.09cm" svg:y="-2.768cm"/>
            <draw:glue-point draw:id="9" svg:x="-5.09cm" svg:y="2.787cm"/>
            <text:p text:style-name="P1">PM1</text:p>
            <text:p text:style-name="P1">Dri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line-skew="0.462cm" svg:x1="17.759cm" svg:y1="6.819cm" svg:x2="13.187cm" svg:y2="15.124cm" draw:start-shape="id3" draw:start-glue-point="1" draw:end-shape="id4" draw:end-glue-point="4" svg:d="M17759 6819h1016v8305h-5588" svg:viewBox="0 0 5589 8306">
            <text:p/>
          </draw:connector>
          <draw:connector draw:style-name="gr4" draw:text-style-name="P2" draw:layer="layout" draw:line-skew="0.355cm" svg:x1="11.028cm" svg:y1="13.695cm" svg:x2="15.6cm" svg:y2="10.596cm" draw:start-shape="id4" draw:start-glue-point="0" draw:end-shape="id1" draw:end-glue-point="2" svg:d="M11028 13695v-1194h4572v-1905" svg:viewBox="0 0 4573 3100">
            <text:p/>
          </draw:connector>
          <draw:custom-shape draw:style-name="gr5" draw:text-style-name="P2" xml:id="id5" draw:id="id5" draw:layer="layout" svg:width="8.128cm" svg:height="2.54cm" svg:x="7.183cm" svg:y="21.772cm">
            <draw:glue-point draw:id="4" svg:x="5.125cm" svg:y="-2.5cm"/>
            <draw:glue-point draw:id="5" svg:x="5.125cm" svg:y="2.334cm"/>
            <draw:glue-point draw:id="6" svg:x="-1.406cm" svg:y="-5cm"/>
            <draw:glue-point draw:id="7" svg:x="0.937cm" svg:y="-5cm"/>
            <text:p text:style-name="P1">Motion Optimiz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svg:x1="10.105cm" svg:y1="21.772cm" svg:x2="10.105cm" svg:y2="19.358cm" draw:start-shape="id5" draw:start-glue-point="6" draw:end-shape="id4" draw:end-glue-point="6" svg:d="M10105 21772v-2414" svg:viewBox="0 0 1 2415">
            <text:p/>
          </draw:connector>
          <draw:connector draw:style-name="gr6" draw:text-style-name="P2" draw:layer="layout" svg:x1="12.008cm" svg:y1="19.358cm" svg:x2="12.008cm" svg:y2="21.772cm" draw:start-shape="id4" draw:start-glue-point="7" draw:end-shape="id5" draw:end-glue-point="7" svg:d="M12008 19358v2414" svg:viewBox="0 0 1 2415">
            <text:p/>
          </draw:connector>
          <draw:custom-shape draw:style-name="gr2" draw:text-style-name="P2" xml:id="id6" draw:id="id6" draw:layer="layout" svg:width="4.318cm" svg:height="2.032cm" svg:x="2.226cm" svg:y="13.956cm">
            <text:p text:style-name="P1">TOPIC:</text:p>
            <text:p text:style-name="P1">cmd_v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7" draw:id="id7" draw:layer="layout" svg:width="4.318cm" svg:height="2.032cm" svg:x="2.226cm" svg:y="17.131cm">
            <text:p text:style-name="P1">TOPIC:</text:p>
            <text:p text:style-name="P1">odo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svg:x1="6.544cm" svg:y1="14.972cm" svg:x2="8.869cm" svg:y2="14.971cm" draw:start-shape="id6" draw:start-glue-point="1" draw:end-shape="id4" draw:end-glue-point="8" svg:d="M6544 14972h1163v-1h1162" svg:viewBox="0 0 2326 2">
            <text:p/>
          </draw:connector>
          <draw:connector draw:style-name="gr4" draw:text-style-name="P2" draw:layer="layout" svg:x1="8.869cm" svg:y1="18.144cm" svg:x2="6.544cm" svg:y2="18.147cm" draw:start-shape="id4" draw:start-glue-point="9" draw:end-shape="id7" draw:end-glue-point="1" svg:d="M8869 18144h-1162v3h-1163" svg:viewBox="0 0 2326 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09:39:08.460130376</meta:creation-date>
    <dc:date>2019-01-22T09:55:31.299474119</dc:date>
    <meta:editing-duration>PT3M24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